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42cdb"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42cdb" style:font-size-asian="16pt" style:font-size-complex="16pt"/>
    </style:style>
    <style:style style:name="T1" style:family="text">
      <style:text-properties fo:color="#000000" loext:opacity="100%" style:font-name="Times New Roman" fo:font-size="14pt" fo:background-color="#ffffff" loext:char-shading-value="0" style:font-size-asian="14pt" style:font-name-complex="Times New Roman1" style:font-size-complex="14pt"/>
    </style:style>
    <style:style style:name="T2" style:family="text">
      <style:text-properties fo:color="#000000" loext:opacity="100%" style:font-name="Times New Roman" fo:font-size="14pt" fo:language="en" fo:country="US" fo:font-style="italic" style:text-underline-style="solid" style:text-underline-width="auto" style:text-underline-color="font-color" fo:font-weight="bold" fo:background-color="#ffffff" loext:char-shading-value="0" style:font-size-asian="14pt" style:font-style-asian="italic" style:font-weight-asian="bold" style:font-name-complex="Times New Roman1" style:font-size-complex="14pt" style:font-style-complex="italic" style:font-weight-complex="bold"/>
    </style:style>
    <style:style style:name="T3" style:family="text">
      <style:text-properties fo:color="#000000" loext:opacity="100%" style:font-name="Times New Roman" fo:font-size="14pt" fo:language="en" fo:country="US" fo:font-style="italic" style:text-underline-style="solid" style:text-underline-width="auto" style:text-underline-color="font-color" fo:font-weight="bold" officeooo:rsid="00077caa" fo:background-color="#ffffff" loext:char-shading-value="0" style:font-size-asian="14pt" style:font-style-asian="italic" style:font-weight-asian="bold" style:font-name-complex="Times New Roman1" style:font-size-complex="14pt" style:font-style-complex="italic" style:font-weight-complex="bold"/>
    </style:style>
    <style:style style:name="T4" style:family="text">
      <style:text-properties fo:color="#000000" loext:opacity="100%" style:font-name="Times New Roman" fo:language="en" fo:country="US" fo:font-style="italic" style:text-underline-style="solid" style:text-underline-width="auto" style:text-underline-color="font-color" fo:font-weight="bold" fo:background-color="#ffffff" loext:char-shading-value="0" style:font-style-asian="italic" style:font-weight-asian="bold" style:font-name-complex="Times New Roman1" style:font-style-complex="italic" style:font-weight-complex="bold"/>
    </style:style>
    <style:style style:name="T5" style:family="text">
      <style:text-properties fo:color="#000000" loext:opacity="100%" style:font-name="Times New Roman" fo:language="en" fo:country="US" fo:font-style="italic" style:text-underline-style="solid" style:text-underline-width="auto" style:text-underline-color="font-color" fo:font-weight="bold" officeooo:rsid="00077caa" fo:background-color="#ffffff" loext:char-shading-value="0" style:font-style-asian="italic" style:font-weight-asian="bold" style:font-name-complex="Times New Roman1" style:font-style-complex="italic" style:font-weight-complex="bold"/>
    </style:style>
    <style:style style:name="T6" style:family="text">
      <style:text-properties fo:color="#000000" loext:opacity="100%" style:font-name="Times New Roman" fo:background-color="#ffffff" loext:char-shading-value="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XXXI</text:span><text:span text:style-name="T5">V</text:span></text:p>
      <text:p text:style-name="P2"><text:span text:style-name="T6"><text:s text:c="2"/>Оставив одежу в гардеробе, парень и девушка проследовали в шумный зал, который уже заполнился народом. Гремела музыка, ярко сверкали со всех сторон огни прожекторов. Алина танцевала в передних рядах, ближе к сцене. Она была одета в недлинное черное платье. На ногах были туфли на высоком каблуке. </text:span></text:p>
      <text:p text:style-name="P2"><text:span text:style-name="T6">–Привет! – улыбнувшись сказал Алехин, подходя к ней. </text:span></text:p>
      <text:p text:style-name="P2"><text:span text:style-name="T6">–О, ну наконец-то! Я уж заждалась тебя! – сказала Алина. </text:span></text:p>
      <text:p text:style-name="P2"><text:span text:style-name="T6">–А это тебе, – сказал Алехин, протягивая букет. </text:span></text:p>
      <text:p text:style-name="P2"><text:span text:style-name="T6">–Какая прелесть, какая красота! – воскликнула девушка. </text:span></text:p>
      <text:p text:style-name="P2"><text:span text:style-name="T6">–Ровно сто и одна роза лучшего сорта. А сейчас позволь мне ненадолго подняться на сцену. Я хочу кое-что сказать. </text:span></text:p>
      <text:p text:style-name="P2"><text:span text:style-name="T6">Отпустив руку девушки, Алехин резко запрыгнул на сцену и, поговорив с диджеем о чем-то, взял микрофон, подходя к краю сцены. </text:span></text:p>
      <text:p text:style-name="P2"><text:span text:style-name="T6">–Я попрошу минуту вашего внимания. Я не займу у вас много времени. Хочу лишь кое-что сказать вам. Помните о друзьях! Думайте о приоритетах, о том, что именно важно сейчас! А теперь мне бы хотелось сказать кое-что одной девушке. Алина, я был глубоко неправ перед тобой. Ты верно сказала, что парень в отношениях должен полностью отдать себя девушке! Он должен все делать для нее, должен быть готов стоять перед ней на коленях, жертвовать всем, лишь бы показать ее значимость для него. Он должен выполнять все ее капризы, никогда не заставлять нервничать, не забывать о ней. Слово «Я» должно навсегда исчезнуть. Парень должен посвящать себя лишь уходу за девушкой, и я лишь хочу попросить у тебя прощения за то, что я не такой и таким никогда не стану! Я дал тебе </text:span><text:soft-page-break/><text:span text:style-name="T6">надежду, но не могу гарантировать то, что хочешь ты, но я верю… Что ты обязательно найдешь себе такого, кто полностью тебе подойдет! А боле не хочу мучать тебя. Прости… И прощай! – громко говорил Алехин в то время, как сзади него появлялись люди с гитарами. Плавно и в такт раздалась мелодия струн и, вновь подняв микрофон, Александр начал петь изящным голосом песню о дружбе, любви и расставании, посвященную Алине, которую написал перед выпускным. Зал замер, ошеломленный происходящим, а на глазах девушки наворачивались слезы. Она покраснела. Руки бессильно опустились. </text:span></text:p>
      <text:p text:style-name="P2"><text:span text:style-name="T6">–Какая драма! Ты не взяла попкорн? – спросил Керниган у Алены, стоя у входа в зал с ноутбуком в руках. </text:span></text:p>
      <text:p text:style-name="P2"><text:span text:style-name="T6">–К сожалению, нет. Не знала, что тут будет такое представление, – ответила девушка. </text:span></text:p>
      <text:p text:style-name="P2"><text:span text:style-name="T6">–Прости, но нам не по пути. Проща-а-а-й. </text:span></text:p>
      <text:p text:style-name="P2"><text:span text:style-name="T6">Закончив петь, Александр повесил микрофон на стойку и спрыгнул под нарастающие аплодисменты зала со сцены. </text:span></text:p>
      <text:p text:style-name="P2"><text:span text:style-name="T6">–Прости, что нам не по пути. Будь счастлива, – сказал он Алине, направляясь к Насте. </text:span></text:p>
      <text:p text:style-name="P2"><text:span text:style-name="T6">–Ненавижу! – дрожащим голосом произнесла девушка и в следующий момент с рыданиями выбежала из зала. </text:span></text:p>
      <text:p text:style-name="P2"><text:span text:style-name="T6">–Песня красивая, но как жестоко! – произнесла Настя сухо под нарастание звуков музыки. </text:span></text:p>
      <text:p text:style-name="P2"><text:span text:style-name="T6">–Я ответил ей тем же, чем она начала этот разговор, – сказал Александр. </text:span></text:p>
      <text:p text:style-name="P2"><text:soft-page-break/><text:span text:style-name="T6">–Будь готов. Я чувствую что-то неладное, – сказала девушка, маскируя серьезность в улыбке и танце. </text:span></text:p>
      <text:p text:style-name="P2"><text:span text:style-name="T6">–Ты так мила, когда серьезна, – ответил тот, подхватывая ее в пару и танцуя в ее ритме. </text:span></text:p>
      <text:p text:style-name="P2"><text:span text:style-name="T6">Настя на это лишь закатила глаза. Тем временем Керниган и Алена уже направлялись в серверную. Выглянув из-за угла, девушка оценила ситуацию. </text:span></text:p>
      <text:p text:style-name="P2"><text:span text:style-name="T6">–Значит так. Охраны немного. Двое у двери, еще один внутри, плюс пару программистов. </text:span></text:p>
      <text:p text:style-name="P2"><text:span text:style-name="T6">–Справимся легко, – улыбнулся тот. </text:span></text:p>
      <text:p text:style-name="P2"><text:span text:style-name="T6">Арчи спрыгнул с его плеча и шустро направился по коридору, обходя камеры к металлической двери с кодовым замком. Закрепившись на стене, он выпустил небольшой щуп и тремя контактами ловко подключился к устройству ввода кода. На его корпусе замелькали цифры и через несколько секунд образовали шестизначное число. Замок щелкнул и дверь отошла. Убрав щуп, киборг прополз внутрь, оказавшись прямо перед двумя охранниками. Тут же раздалось несколько выстрелов, после чего киборг лишь встряхнул корпусом, индикаторы загорелись красным, и тут ноги охранников оказались стянуты цепью, по которой треща и искрясь прошел разряд, который уложил обоих. После этого неторопливо вошла Алена, в одно движение метко попадая по ключице еще одному выбежавшему охраннику. </text:span></text:p>
      <text:p text:style-name="P2"><text:span text:style-name="T6">–Прошу покинуть компьютеры, господа! – сказал резко Керниган программистам, входя в серверную с плазменным арбалетом, который еще недавно был зонтом. Те поспешили выполнить указания. </text:span></text:p>
      <text:p text:style-name="P2"><text:soft-page-break/><text:span text:style-name="T6">–Арчи! Подключись к системе и активируй систему защиты! А ты разберись с ребятами! – зловеще улыбаясь, сказал Вадим. </text:span></text:p>
      <text:p text:style-name="P2"><text:span text:style-name="T6">–Без проблем, – ответила Алена, вырубая обоих, стукнув их головами друг об друга. </text:span></text:p>
      <text:p text:style-name="P2"><text:span text:style-name="T6">Киборг тем временем копался в главном компьютере. Дописав код разблокировки, Арчи подключился к нему и в следующий момент на экране красным загорелась надпись: «ВНИМАНИЕ!!! АКТИВИРОВАНА ЭКСТРЕННАЯ ЗАЩИТА ЗДАНИЯ!!! ВСЕ ПОМЕЩЕНИЯ БУДУТ ЗАБЛОКИРОВАНЫ!!!» После этого по всему зданию двери захлопнулись, после чего поверх них выдвинулся дополнительный титановый слой, а электронные замки на них загорелись красным. Тоже самое произошло с окнами и любыми возможными выходами. Музыка в зале стихла. Из ниши в потолке выдвинулась лампа, которая начала угрожающе моргать красным. </text:span></text:p>
      <text:p text:style-name="P2"><text:span text:style-name="T6">–Прошу никого не паниковать! Вечеринка продолжается! – раздался голос Кернигана из громкоговорителя. </text:span></text:p>
      <text:p text:style-name="P2"><text:span text:style-name="T6">–Ну вот и началось! – пробормотала Настя, наблюдая за орущей толпой, которая пыталась ломиться в закрытую дверь. </text:span></text:p>
      <text:p text:style-name="P2"><text:span text:style-name="T6">–Активирована система блокировки здания. Мы здесь, как мыши в банке, наглухо закрытой, – ответил ей Александр. </text:span></text:p>
      <text:p text:style-name="P2"><text:span text:style-name="T6">–Есть два вопроса. Можем ли мы обойти систему защиты, и что будет делать Керниган дальше? </text:span></text:p>
      <text:p text:style-name="P2"><text:span text:style-name="T6">–На самом деле эта система защиты не так уж и проста, но обойти ее можно, но нам потребуется время. </text:span></text:p>
      <text:p text:style-name="P2"><text:span text:style-name="T6">–Пора начинать веселье! – сказал про себя Керниган, набирая что-то на ноутбуке. Арчи замер, а индикаторы на нем начали мигать </text:span><text:soft-page-break/><text:span text:style-name="T6">различными цветами, но, когда Вадим нажал на часы, вспыхнули ярко красным. Из корпуса киборга выдвинулась антенна со светящимся на верхушке красным, а следом по всей антенне начали раскладываться горящие все тем же ярко красным цветом кольца. </text:span></text:p>
      <text:p text:style-name="P2"><text:span text:style-name="T6">–Ну вот и начинается шоу. Присаживайся, сейчас эта толпа сама приведет нам Алехина и его спутницу, – улыбнулся Керниган. </text:span></text:p>
      <text:p text:style-name="P2"><text:span text:style-name="T6">–Посмотрим, на что способны твои киборги. Нам ведь потом этот план проворачивать еще и по всему миру, – ответила Алена, садясь рядом с Вадимом. По всей школе в следующий момент электротехника начала трансформироваться в подобных паукам смертоносных киборгов, которые вырывались из аудиторий и распределялись по зданию в поисках жертв.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36:16.491000000</meta:creation-date>
    <dc:date>2022-05-15T20:36:40.097000000</dc:date>
    <meta:editing-duration>PT23S</meta:editing-duration>
    <meta:editing-cycles>1</meta:editing-cycles>
    <meta:document-statistic meta:table-count="0" meta:image-count="0" meta:object-count="0" meta:page-count="5" meta:paragraph-count="35" meta:word-count="939" meta:character-count="6264" meta:non-whitespace-character-count="5301"/>
    <meta:generator>LibreOffice/7.2.2.2$Windows_X86_64 LibreOffice_project/02b2acce88a210515b4a5bb2e46cbfb63fe97d56</meta:generator>
  </office:meta>
</office:document-meta>
</file>